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eb91e" draw:textarea-horizontal-align="justify" draw:textarea-vertical-align="middle" draw:auto-grow-height="false" fo:min-height="1.524cm" fo:min-width="1.387cm"/>
    </style:style>
    <style:style style:name="gr2" style:family="graphic" style:parent-style-name="standard">
      <style:graphic-properties draw:fill="solid" draw:fill-color="#d4ea6b" draw:textarea-horizontal-align="justify" draw:textarea-vertical-align="middle" draw:auto-grow-height="false" fo:min-height="0.682cm" fo:min-width="1.596cm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 fo:min-height="2.715cm" fo:min-width="2.846cm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 draw:shadow-offset-x="0.203cm" draw:shadow-offset-y="0.203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1.524cm" fo:min-width="1.3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2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62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7.7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13" style:family="graphic" style:parent-style-name="standard">
      <style:graphic-properties draw:fill="solid" draw:fill-color="#3465a4" draw:textarea-horizontal-align="justify" draw:textarea-vertical-align="middle" draw:auto-grow-height="false" fo:min-height="2.715cm" fo:min-width="2.846cm"/>
    </style:style>
    <style:style style:name="gr14" style:family="graphic" style:parent-style-name="standard">
      <style:graphic-properties draw:fill="solid" draw:fill-color="#5eb91e" draw:textarea-horizontal-align="justify" draw:textarea-vertical-align="middle" draw:auto-grow-height="false" fo:min-height="1.524cm" fo:min-width="1.387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1.524cm" fo:min-width="1.387cm"/>
    </style:style>
    <style:style style:name="gr16" style:family="graphic" style:parent-style-name="standard">
      <style:graphic-properties draw:fill="solid" draw:fill-color="#d4ea6b" draw:textarea-horizontal-align="justify" draw:textarea-vertical-align="middle" draw:auto-grow-height="false" fo:min-height="0.682cm" fo:min-width="1.596cm"/>
    </style:style>
    <style:style style:name="gr17" style:family="graphic" style:parent-style-name="standard">
      <style:graphic-properties draw:textarea-horizontal-align="justify" draw:textarea-vertical-align="middle" draw:auto-grow-height="false" fo:min-height="1.719cm" fo:min-width="1.3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33cm"/>
    </style:style>
    <style:style style:name="gr19" style:family="graphic" style:parent-style-name="standard">
      <style:graphic-properties draw:stroke="none" svg:stroke-color="#000000" draw:fill="none" draw:fill-color="#ffffff" fo:min-height="0.412cm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svg:stroke-color="#000000" draw:fill-color="#ffffff" draw:textarea-vertical-align="top" fo:min-height="19.313cm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/>
      <style:paragraph-properties fo:text-align="start"/>
    </style:style>
    <style:style style:name="P10" style:family="paragraph">
      <style:paragraph-properties fo:text-align="start"/>
    </style:style>
    <style:style style:name="P11" style:family="paragraph">
      <style:paragraph-properties fo:line-height="115%" fo:text-align="justify"/>
    </style:style>
    <style:style style:name="P12" style:family="paragraph">
      <loext:graphic-properties draw:fill-color="#ffffff"/>
      <style:paragraph-properties fo:line-height="115%" fo:text-align="justify"/>
      <style:text-properties fo:font-size="16.3999996185303pt" fo:font-weight="normal" style:font-size-asian="18pt" style:font-weight-asian="normal" style:font-size-complex="18pt" style:font-weight-complex="normal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67cm" svg:height="2.508cm" svg:x="1.76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91cm" svg:height="2.794cm" svg:x="1cm" svg:y="11.2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8" draw:id="id8" draw:layer="layout" svg:width="4.191cm" svg:height="2.794cm" svg:x="22.717cm" svg:y="11.2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3.096cm" svg:y1="14.081cm" svg:x2="3.096cm" svg:y2="16.875cm" draw:start-shape="id1" draw:start-glue-point="7" draw:end-shape="id2" draw:end-glue-point="4" svg:d="M3096 14081v2794" svg:viewBox="0 0 1 2795">
          <text:p/>
        </draw:connector>
        <draw:custom-shape draw:style-name="gr2" draw:text-style-name="P2" xml:id="id7" draw:id="id7" draw:layer="layout" svg:width="4.191cm" svg:height="2.794cm" svg:x="19.034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3" draw:id="id3" draw:layer="layout" svg:width="4.191cm" svg:height="2.794cm" svg:x="1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6" draw:id="id6" draw:layer="layout" svg:width="4.191cm" svg:height="2.794cm" svg:x="4.556cm" svg:y="9.1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5" draw:id="id5" draw:layer="layout" svg:width="4.191cm" svg:height="2.794cm" svg:x="22.717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4" draw:id="id4" draw:layer="layout" svg:width="4.572cm" svg:height="4.191cm" svg:x="11.684cm" svg:y="1.6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svg:x1="3.096cm" svg:y1="5.572cm" svg:x2="13.78cm" svg:y2="1.635cm" draw:start-shape="id3" draw:start-glue-point="4" draw:end-shape="id4" draw:end-glue-point="4" svg:d="M3096 5572v-4439h10684v502" svg:viewBox="0 0 10685 4440">
          <text:p/>
        </draw:connector>
        <draw:connector draw:style-name="gr3" draw:text-style-name="P3" draw:layer="layout" svg:x1="24.813cm" svg:y1="5.572cm" svg:x2="13.78cm" svg:y2="1.635cm" draw:start-shape="id5" draw:start-glue-point="4" draw:end-shape="id4" draw:end-glue-point="4" svg:d="M24813 5572v-4439h-11033v502" svg:viewBox="0 0 11034 4440">
          <text:p/>
        </draw:connector>
        <draw:connector draw:style-name="gr5" draw:text-style-name="P3" draw:layer="layout" svg:x1="6.652cm" svg:y1="9.128cm" svg:x2="11.684cm" svg:y2="3.731cm" draw:start-shape="id6" draw:start-glue-point="4" draw:end-shape="id4" draw:end-glue-point="5" svg:d="M6652 9128v-5397h5032" svg:viewBox="0 0 5033 5398">
          <text:p/>
        </draw:connector>
        <draw:connector draw:style-name="gr3" draw:text-style-name="P3" draw:layer="layout" svg:x1="21.13cm" svg:y1="9.128cm" svg:x2="16.256cm" svg:y2="3.731cm" draw:start-shape="id7" draw:start-glue-point="4" draw:end-shape="id4" draw:end-glue-point="7" svg:d="M21130 9128v-5397h-4874" svg:viewBox="0 0 4875 5398">
          <text:p/>
        </draw:connector>
        <draw:connector draw:style-name="gr3" draw:text-style-name="P3" draw:layer="layout" draw:line-skew="0.444cm" svg:x1="5.191cm" svg:y1="14.081cm" svg:x2="11.684cm" svg:y2="3.73cm" draw:start-shape="id1" draw:start-glue-point="8" draw:end-shape="id4" svg:d="M5191 14081h3691v-10351h2802" svg:viewBox="0 0 6494 10352">
          <text:p/>
        </draw:connector>
        <draw:connector draw:style-name="gr3" draw:text-style-name="P3" draw:layer="layout" draw:line-skew="-0.571cm" svg:x1="22.717cm" svg:y1="14.081cm" svg:x2="16.256cm" svg:y2="3.73cm" draw:start-shape="id8" draw:start-glue-point="6" draw:end-shape="id4" svg:d="M22717 14081h-3802v-10351h-2659" svg:viewBox="0 0 6462 10352">
          <text:p/>
        </draw:connector>
        <draw:custom-shape draw:style-name="gr6" draw:text-style-name="P5" xml:id="id9" draw:id="id9" draw:layer="layout" svg:width="2.667cm" svg:height="2.508cm" svg:x="23.479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4.813cm" svg:y1="14.081cm" svg:x2="24.813cm" svg:y2="16.875cm" draw:start-shape="id8" draw:start-glue-point="7" draw:end-shape="id9" draw:end-glue-point="4" svg:d="M24813 14081v2794" svg:viewBox="0 0 1 2795">
          <text:p/>
        </draw:connector>
        <draw:frame draw:style-name="gr7" draw:text-style-name="P6" draw:layer="layout" svg:width="1.713cm" svg:height="0.662cm" svg:x="2.27cm" svg:y="19.642cm">
          <draw:text-box>
            <text:p><text:span text:style-name="T1">S</text:span><text:span text:style-name="T1">o</text:span><text:span text:style-name="T1">ur</text:span><text:span text:style-name="T1">c</text:span><text:span text:style-name="T1">e</text:span></text:p>
          </draw:text-box>
        </draw:frame>
        <draw:frame draw:style-name="gr8" draw:text-style-name="P6" draw:layer="layout" svg:width="2.526cm" svg:height="0.662cm" svg:x="23.606cm" svg:y="19.642cm">
          <draw:text-box>
            <text:p><text:span text:style-name="T1">D</text:span><text:span text:style-name="T1">e</text:span><text:span text:style-name="T1">st</text:span><text:span text:style-name="T1">in</text:span><text:span text:style-name="T1">at</text:span><text:span text:style-name="T1">io</text:span><text:span text:style-name="T1">n</text:span></text:p>
          </draw:text-box>
        </draw:frame>
        <draw:frame draw:style-name="gr9" draw:text-style-name="P6" draw:layer="layout" svg:width="1.467cm" svg:height="1.073cm" svg:x="13.173cm" svg:y="6.08cm">
          <draw:text-box>
            <text:p><text:span text:style-name="T1">R</text:span><text:span text:style-name="T1">el</text:span><text:span text:style-name="T1">a</text:span><text:span text:style-name="T1">y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0" draw:text-style-name="P6" draw:layer="layout" svg:width="3.262cm" svg:height="0.662cm" svg:x="5.064cm" svg:y="12.149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custom-shape draw:style-name="gr11" draw:text-style-name="P8" draw:layer="layout" svg:width="8.255cm" svg:height="2.667cm" svg:x="9.843cm" svg:y="17.256cm">
          <text:p text:style-name="P7">Sample Architecture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262cm" svg:height="0.662cm" svg:x="19.542cm" svg:y="12.176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0" draw:text-style-name="P6" draw:layer="layout" svg:width="3.262cm" svg:height="0.662cm" svg:x="23.265cm" svg:y="10.398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0" draw:text-style-name="P6" draw:layer="layout" svg:width="3.262cm" svg:height="0.662cm" svg:x="23.225cm" svg:y="8.62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2" draw:text-style-name="P6" draw:layer="layout" svg:width="3.262cm" svg:height="0.662cm" svg:x="1.46cm" svg:y="10.398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0" draw:text-style-name="P6" draw:layer="layout" svg:width="3.262cm" svg:height="0.662cm" svg:x="1.421cm" svg:y="8.593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custom-shape draw:style-name="gr4" draw:text-style-name="P4" draw:layer="layout" svg:width="4.572cm" svg:height="4.191cm" svg:x="11.684cm" svg:y="1.6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1" draw:text-style-name="P8" draw:layer="layout" svg:width="8.255cm" svg:height="2.667cm" svg:x="9.843cm" svg:y="17.256cm">
          <text:p text:style-name="P7">Steps of Message</text:p>
          <text:p text:style-name="P7">Transf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11" draw:id="id11" draw:layer="layout" svg:width="4.572cm" svg:height="4.191cm" svg:x="11.668cm" svg:y="2.143cm">
          <text:p text:style-name="P7">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4" draw:text-style-name="P1" xml:id="id12" draw:id="id12" draw:layer="layout" svg:width="2.667cm" svg:height="2.508cm" svg:x="1.761cm" svg:y="16.875cm">
          <text:p text:style-name="P7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5" draw:id="id15" draw:layer="layout" svg:width="2.667cm" svg:height="2.508cm" svg:x="23.478cm" svg:y="16.875cm">
          <text:p text:style-name="P7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3" draw:id="id13" draw:layer="layout" svg:width="4.191cm" svg:height="2.794cm" svg:x="4.556cm" svg:y="9.129cm">
          <text:p text:style-name="P7">C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xml:id="id14" draw:id="id14" draw:layer="layout" svg:width="4.191cm" svg:height="2.794cm" svg:x="19.034cm" svg:y="9.129cm">
          <text:p text:style-name="P7">C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7" xml:id="id10" draw:id="id10" draw:layer="layout" svg:width="3.683cm" svg:height="3.937cm" svg:x="11.922cm" svg:y="11.795cm">
          <text:p text:style-name="P7">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6" draw:layer="layout" svg:width="1.713cm" svg:height="0.662cm" svg:x="2.271cm" svg:y="19.642cm">
          <draw:text-box>
            <text:p><text:span text:style-name="T1">S</text:span><text:span text:style-name="T1">o</text:span><text:span text:style-name="T1">ur</text:span><text:span text:style-name="T1">c</text:span><text:span text:style-name="T1">e</text:span></text:p>
          </draw:text-box>
        </draw:frame>
        <draw:frame draw:style-name="gr8" draw:text-style-name="P6" draw:layer="layout" svg:width="2.526cm" svg:height="0.662cm" svg:x="23.606cm" svg:y="19.642cm">
          <draw:text-box>
            <text:p><text:span text:style-name="T1">D</text:span><text:span text:style-name="T1">e</text:span><text:span text:style-name="T1">st</text:span><text:span text:style-name="T1">in</text:span><text:span text:style-name="T1">at</text:span><text:span text:style-name="T1">io</text:span><text:span text:style-name="T1">n</text:span></text:p>
          </draw:text-box>
        </draw:frame>
        <draw:frame draw:style-name="gr10" draw:text-style-name="P6" draw:layer="layout" svg:width="3.262cm" svg:height="0.662cm" svg:x="5.064cm" svg:y="12.149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0" draw:text-style-name="P6" draw:layer="layout" svg:width="3.262cm" svg:height="0.662cm" svg:x="19.542cm" svg:y="12.176cm">
          <draw:text-box>
            <text:p><text:span text:style-name="T1">C</text:span><text:span text:style-name="T1">o</text:span><text:span text:style-name="T1">nt</text:span><text:span text:style-name="T1">ro</text:span><text:span text:style-name="T1">ll</text:span><text:span text:style-name="T1">er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9" draw:text-style-name="P6" draw:layer="layout" svg:width="1.467cm" svg:height="1.073cm" svg:x="13.249cm" svg:y="1.07cm">
          <draw:text-box>
            <text:p><text:span text:style-name="T1">R</text:span><text:span text:style-name="T1">el</text:span><text:span text:style-name="T1">a</text:span><text:span text:style-name="T1">y </text:span><text:span text:style-name="T1">N</text:span><text:span text:style-name="T1">o</text:span><text:span text:style-name="T1">d</text:span><text:span text:style-name="T1">e</text:span></text:p>
          </draw:text-box>
        </draw:frame>
        <draw:frame draw:style-name="gr18" draw:text-style-name="P6" draw:layer="layout" svg:width="3.533cm" svg:height="0.662cm" svg:x="14.612cm" svg:y="14.843cm">
          <draw:text-box>
            <text:p><text:span text:style-name="T1">Di</text:span><text:span text:style-name="T1">re</text:span><text:span text:style-name="T1">ct</text:span><text:span text:style-name="T1">or</text:span><text:span text:style-name="T1">y </text:span><text:span text:style-name="T1">S</text:span><text:span text:style-name="T1">er</text:span><text:span text:style-name="T1">vi</text:span><text:span text:style-name="T1">c</text:span><text:span text:style-name="T1">e</text:span></text:p>
          </draw:text-box>
        </draw:frame>
        <draw:frame draw:style-name="gr19" draw:text-style-name="P6" draw:layer="layout" svg:width="0.889cm" svg:height="0.662cm" svg:x="15.986cm" svg:y="5.953cm">
          <draw:text-box>
            <text:p><text:span text:style-name="T1">1</text:span></text:p>
          </draw:text-box>
        </draw:frame>
        <draw:frame draw:style-name="gr19" draw:text-style-name="P6" draw:layer="layout" svg:width="0.889cm" svg:height="0.662cm" svg:x="8.366cm" svg:y="6.18cm">
          <draw:text-box>
            <text:p><text:span text:style-name="T1">2</text:span></text:p>
          </draw:text-box>
        </draw:frame>
        <draw:line draw:style-name="gr20" draw:text-style-name="P9" draw:layer="layout" svg:x1="6.715cm" svg:y1="9.128cm" svg:x2="11.668cm" svg:y2="4.175cm">
          <text:p/>
        </draw:line>
        <draw:line draw:style-name="gr20" draw:text-style-name="P9" draw:layer="layout" svg:x1="3.032cm" svg:y1="16.875cm" svg:x2="4.683cm" svg:y2="11.795cm">
          <text:p/>
        </draw:line>
        <draw:frame draw:style-name="gr19" draw:text-style-name="P6" draw:layer="layout" svg:width="0.889cm" svg:height="0.662cm" svg:x="3.032cm" svg:y="14.181cm">
          <draw:text-box>
            <text:p><text:span text:style-name="T1">3</text:span></text:p>
          </draw:text-box>
        </draw:frame>
        <draw:line draw:style-name="gr20" draw:text-style-name="P9" draw:layer="layout" svg:x1="8.747cm" svg:y1="11.922cm" svg:x2="3.921cm" svg:y2="17.256cm">
          <text:p/>
        </draw:line>
        <draw:frame draw:style-name="gr19" draw:text-style-name="P6" draw:layer="layout" svg:width="0.889cm" svg:height="0.662cm" svg:x="5.572cm" svg:y="14.181cm">
          <draw:text-box>
            <text:p><text:span text:style-name="T1">4</text:span></text:p>
          </draw:text-box>
        </draw:frame>
        <draw:line draw:style-name="gr20" draw:text-style-name="P9" draw:layer="layout" svg:x1="4.429cm" svg:y1="18.145cm" svg:x2="11.922cm" svg:y2="13.7cm">
          <text:p/>
        </draw:line>
        <draw:frame draw:style-name="gr19" draw:text-style-name="P6" draw:layer="layout" svg:width="0.889cm" svg:height="0.662cm" svg:x="7.35cm" svg:y="15.578cm">
          <draw:text-box>
            <text:p><text:span text:style-name="T1">5</text:span></text:p>
          </draw:text-box>
        </draw:frame>
        <draw:connector draw:style-name="gr20" draw:text-style-name="P9" draw:layer="layout" draw:type="curve" svg:x1="13.763cm" svg:y1="11.795cm" svg:x2="15.605cm" svg:y2="13.764cm" draw:start-shape="id10" draw:start-glue-point="4" draw:end-shape="id10" draw:end-glue-point="7" svg:d="M13763 11795c0-753 1171-627 1819 53s773 1916 23 1916" svg:viewBox="0 0 2357 2483">
          <text:p/>
        </draw:connector>
        <draw:frame draw:style-name="gr19" draw:text-style-name="P6" draw:layer="layout" svg:width="0.889cm" svg:height="0.662cm" svg:x="15.097cm" svg:y="11.922cm">
          <draw:text-box>
            <text:p><text:span text:style-name="T1">6</text:span></text:p>
          </draw:text-box>
        </draw:frame>
        <draw:connector draw:style-name="gr20" draw:text-style-name="P9" draw:layer="layout" draw:type="curve" svg:x1="16.24cm" svg:y1="4.239cm" svg:x2="13.764cm" svg:y2="6.334cm" draw:start-shape="id11" draw:start-glue-point="7" draw:end-shape="id11" draw:end-glue-point="6" svg:d="M16240 4239c751 0 627 1298-180 2010s-2296 836-2296 85" svg:viewBox="0 0 2977 2605">
          <text:p/>
        </draw:connector>
        <draw:line draw:style-name="gr20" draw:text-style-name="P9" draw:layer="layout" svg:x1="13.7cm" svg:y1="15.732cm" svg:x2="3.921cm" svg:y2="19.034cm">
          <text:p/>
        </draw:line>
        <draw:frame draw:style-name="gr19" draw:text-style-name="P6" draw:layer="layout" svg:width="0.889cm" svg:height="0.662cm" svg:x="8.874cm" svg:y="16.621cm">
          <draw:text-box>
            <text:p><text:span text:style-name="T1">7</text:span></text:p>
          </draw:text-box>
        </draw:frame>
        <draw:connector draw:style-name="gr20" draw:text-style-name="P9" draw:layer="layout" draw:type="lines" draw:line-skew="0cm -2.038cm" svg:x1="2.151cm" svg:y1="17.242cm" svg:x2="5.604cm" svg:y2="10.526cm" draw:start-shape="id12" draw:start-glue-point="5" draw:end-shape="id13" draw:end-glue-point="5" svg:d="M2151 17242v-868l-135-5848h3588" svg:viewBox="0 0 3589 6717">
          <text:p/>
        </draw:connector>
        <draw:frame draw:style-name="gr19" draw:text-style-name="P6" draw:layer="layout" svg:width="0.889cm" svg:height="0.662cm" svg:x="2.27cm" svg:y="9.89cm">
          <draw:text-box>
            <text:p><text:span text:style-name="T1">8</text:span></text:p>
          </draw:text-box>
        </draw:frame>
        <draw:line draw:style-name="gr20" draw:text-style-name="P9" draw:layer="layout" svg:x1="8.747cm" svg:y1="11.922cm" svg:x2="13.7cm" svg:y2="6.334cm">
          <text:p/>
        </draw:line>
        <draw:frame draw:style-name="gr19" draw:text-style-name="P6" draw:layer="layout" svg:width="0.889cm" svg:height="0.662cm" svg:x="10.525cm" svg:y="8.593cm">
          <draw:text-box>
            <text:p><text:span text:style-name="T1">9</text:span></text:p>
          </draw:text-box>
        </draw:frame>
        <draw:frame draw:style-name="gr19" draw:text-style-name="P6" draw:layer="layout" svg:width="1.016cm" svg:height="0.662cm" svg:x="13.706cm" svg:y="9.001cm">
          <draw:text-box>
            <text:p><text:span text:style-name="T1">1</text:span><text:span text:style-name="T1">0</text:span></text:p>
          </draw:text-box>
        </draw:frame>
        <draw:line draw:style-name="gr21" draw:text-style-name="P10" draw:layer="layout" svg:x1="13.7cm" svg:y1="6.334cm" svg:x2="13.7cm" svg:y2="11.795cm">
          <text:p/>
        </draw:line>
        <draw:connector draw:style-name="gr20" draw:text-style-name="P9" draw:layer="layout" svg:x1="16.24cm" svg:y1="4.239cm" svg:x2="21.13cm" svg:y2="9.129cm" draw:start-shape="id11" draw:start-glue-point="7" draw:end-shape="id14" draw:end-glue-point="4" svg:d="M16240 4239h4890v4890" svg:viewBox="0 0 4891 4891">
          <text:p/>
        </draw:connector>
        <draw:frame draw:style-name="gr19" draw:text-style-name="P6" draw:layer="layout" svg:width="1.016cm" svg:height="0.662cm" svg:x="20.177cm" svg:y="3.64cm">
          <draw:text-box>
            <text:p><text:span text:style-name="T1">1</text:span><text:span text:style-name="T1">1</text:span></text:p>
          </draw:text-box>
        </draw:frame>
        <draw:connector draw:style-name="gr20" draw:text-style-name="P9" draw:layer="layout" svg:x1="23.225cm" svg:y1="11.923cm" svg:x2="24.812cm" svg:y2="16.875cm" draw:start-shape="id14" draw:start-glue-point="8" draw:end-shape="id15" draw:end-glue-point="4" svg:d="M23225 11923v2477h1587v2475" svg:viewBox="0 0 1588 4953">
          <text:p/>
        </draw:connector>
        <draw:frame draw:style-name="gr19" draw:text-style-name="P6" draw:layer="layout" svg:width="1.016cm" svg:height="0.662cm" svg:x="23.86cm" svg:y="13.8cm">
          <draw:text-box>
            <text:p><text:span text:style-name="T1">1</text:span><text:span text:style-name="T1">2</text:span></text:p>
          </draw:text-box>
        </draw:frame>
      </draw:page>
      <draw:page draw:name="page3" draw:style-name="dp1" draw:master-page-name="Default">
        <draw:frame draw:style-name="gr22" draw:text-style-name="P12" draw:layer="layout" svg:width="25.94cm" svg:height="19.563cm" svg:x="1cm" svg:y="1.027cm">
          <draw:text-box>
            <text:p text:style-name="P11"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e</text:span><text:span text:style-name="T2">p</text:span><text:span text:style-name="T2">s </text:span><text:span text:style-name="T2">o</text:span><text:span text:style-name="T2">f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:</text:span></text:p>
            <text:list text:style-name="L2">
              <text:list-item>
                <text:p text:style-name="P11"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l</text:span><text:span text:style-name="T3">a</text:span><text:span text:style-name="T3">y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b</text:span><text:span text:style-name="T3">o</text:span><text:span text:style-name="T3">o</text:span><text:span text:style-name="T3">t</text:span><text:span text:style-name="T3">s</text:span><text:span text:style-name="T3"> </text:span><text:span text:style-name="T3">u</text:span><text:span text:style-name="T3">p</text:span><text:span text:style-name="T3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b</text:span><text:span text:style-name="T4">o</text:span><text:span text:style-name="T4">o</text:span><text:span text:style-name="T4">t</text:span><text:span text:style-name="T4">s</text:span><text:span text:style-name="T4"> </text:span><text:span text:style-name="T4">u</text:span><text:span text:style-name="T4">p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s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l</text:span><text:span text:style-name="T4">a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b</text:span><text:span text:style-name="T4">o</text:span><text:span text:style-name="T4">o</text:span><text:span text:style-name="T4">t</text:span><text:span text:style-name="T4">s</text:span><text:span text:style-name="T4"> </text:span><text:span text:style-name="T4">u</text:span><text:span text:style-name="T4">p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s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s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l</text:span><text:span text:style-name="T4">o</text:span><text:span text:style-name="T4">c</text:span><text:span text:style-name="T4">a</text:span><text:span text:style-name="T4">l</text:span><text:span text:style-name="T4"> </text:span><text:span text:style-name="T4">I</text:span><text:span text:style-name="T4">D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s</text:span><text:span text:style-name="T4"> </text:span><text:span text:style-name="T4">i</text:span><text:span text:style-name="T4">t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s</text:span><text:span text:style-name="T4">e</text:span><text:span text:style-name="T4">n</text:span><text:span text:style-name="T4">d</text:span><text:span text:style-name="T4">s</text:span><text:span text:style-name="T4"> </text:span><text:span text:style-name="T4">i</text:span><text:span text:style-name="T4">t</text:span><text:span text:style-name="T4">s</text:span><text:span text:style-name="T4"> </text:span><text:span text:style-name="T4">I</text:span><text:span text:style-name="T4">P</text:span><text:span text:style-name="T4">,</text:span><text:span text:style-name="T4"> </text:span><text:span text:style-name="T4">i</text:span><text:span text:style-name="T4">t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’</text:span><text:span text:style-name="T4">s</text:span><text:span text:style-name="T4"> </text:span><text:span text:style-name="T4">I</text:span><text:span text:style-name="T4">P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t</text:span><text:span text:style-name="T4">s</text:span><text:span text:style-name="T4">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l</text:span><text:span text:style-name="T4">o</text:span><text:span text:style-name="T4">c</text:span><text:span text:style-name="T4">a</text:span><text:span text:style-name="T4">l</text:span><text:span text:style-name="T4"> </text:span><text:span text:style-name="T4">I</text:span><text:span text:style-name="T4">D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.</text:span></text:p>
              </text:list-item>
              <text:list-item>
                <text:p text:style-name="P11"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a</text:span><text:span text:style-name="T4">d</text:span><text:span text:style-name="T4">d</text:span><text:span text:style-name="T4">s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i</text:span><text:span text:style-name="T4">n</text:span><text:span text:style-name="T4">f</text:span><text:span text:style-name="T4">o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a</text:span><text:span text:style-name="T4">s</text:span><text:span text:style-name="T4">h</text:span><text:span text:style-name="T4"> </text:span><text:span text:style-name="T4">m</text:span><text:span text:style-name="T4">a</text:span><text:span text:style-name="T4">p</text:span><text:span text:style-name="T4">.</text:span></text:p>
              </text:list-item>
              <text:list-item>
                <text:p text:style-name="P11"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s</text:span><text:span text:style-name="T4"> </text:span><text:span text:style-name="T4">a</text:span><text:span text:style-name="T4"> </text:span><text:span text:style-name="T4">c</text:span><text:span text:style-name="T4">o</text:span><text:span text:style-name="T4">-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 </text:span><text:span text:style-name="T4">U</text:span><text:span text:style-name="T4">R</text:span><text:span text:style-name="T4">I</text:span><text:span text:style-name="T4"> </text:span><text:span text:style-name="T4">p</text:span><text:span text:style-name="T4">a</text:span><text:span text:style-name="T4">i</text:span><text:span text:style-name="T4">r</text:span><text:span text:style-name="T4"> </text:span><text:span text:style-name="T4">t</text:span><text:span text:style-name="T4">o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’</text:span><text:span text:style-name="T4">s</text:span><text:span text:style-name="T4">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h</text:span><text:span text:style-name="T4">a</text:span><text:span text:style-name="T4">s</text:span><text:span text:style-name="T4">h</text:span><text:span text:style-name="T4">e</text:span><text:span text:style-name="T4">d</text:span><text:span text:style-name="T4"> </text:span><text:span text:style-name="T4">k</text:span><text:span text:style-name="T4">e</text:span><text:span text:style-name="T4">y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’</text:span><text:span text:style-name="T4">s</text:span><text:span text:style-name="T4">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l</text:span><text:span text:style-name="T4">o</text:span><text:span text:style-name="T4">c</text:span><text:span text:style-name="T4">a</text:span><text:span text:style-name="T4">l</text:span><text:span text:style-name="T4"> </text:span><text:span text:style-name="T4">I</text:span><text:span text:style-name="T4">D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p</text:span><text:span text:style-name="T4">p</text:span><text:span text:style-name="T4">e</text:span><text:span text:style-name="T4">n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-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e</text:span><text:span text:style-name="T4">d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-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 </text:span><text:span text:style-name="T4">U</text:span><text:span text:style-name="T4">R</text:span><text:span text:style-name="T4">I</text:span><text:span text:style-name="T4"> </text:span><text:span text:style-name="T4">(</text:span><text:span text:style-name="T4">a</text:span><text:span text:style-name="T4">k</text:span><text:span text:style-name="T4">i</text:span><text:span text:style-name="T4">n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i</text:span><text:span text:style-name="T4">t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e</text:span><text:span text:style-name="T4">a</text:span><text:span text:style-name="T4">r</text:span><text:span text:style-name="T4">l</text:span><text:span text:style-name="T4">i</text:span><text:span text:style-name="T4">e</text:span><text:span text:style-name="T4">r</text:span><text:span text:style-name="T4">)</text:span><text:span text:style-name="T4"> </text:span><text:span text:style-name="T4">t</text:span><text:span text:style-name="T4">o</text:span><text:span text:style-name="T4"> </text:span><text:span text:style-name="T4">i</text:span><text:span text:style-name="T4">t</text:span><text:span text:style-name="T4">s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s</text:span><text:span text:style-name="T4">s</text:span><text:span text:style-name="T4">e</text:span><text:span text:style-name="T4">s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a</text:span><text:span text:style-name="T4">p</text:span><text:span text:style-name="T4">p</text:span><text:span text:style-name="T4">e</text:span><text:span text:style-name="T4">n</text:span><text:span text:style-name="T4">d</text:span><text:span text:style-name="T4">s</text:span><text:span text:style-name="T4"> </text:span><text:span text:style-name="T4">a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 </text:span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 </text:span><text:span text:style-name="T4">p</text:span><text:span text:style-name="T4">a</text:span><text:span text:style-name="T4">s</text:span><text:span text:style-name="T4">s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i</text:span><text:span text:style-name="T4">n</text:span><text:span text:style-name="T4"> </text:span><text:span text:style-name="T4">w</text:span><text:span text:style-name="T4">h</text:span><text:span text:style-name="T4">o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l</text:span><text:span text:style-name="T4">a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l</text:span><text:span text:style-name="T4">a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u</text:span><text:span text:style-name="T4">s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c</text:span><text:span text:style-name="T4">o</text:span><text:span text:style-name="T4">-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p</text:span><text:span text:style-name="T4">a</text:span><text:span text:style-name="T4">i</text:span><text:span text:style-name="T4">r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t</text:span><text:span text:style-name="T4">o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’</text:span><text:span text:style-name="T4">s</text:span><text:span text:style-name="T4"> </text:span><text:span text:style-name="T4">I</text:span><text:span text:style-name="T4">P</text:span><text:span text:style-name="T4"> </text:span><text:span text:style-name="T4">t</text:span><text:span text:style-name="T4">o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i</text:span><text:span text:style-name="T4">s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.</text:span></text:p>
              </text:list-item>
              <text:list-item>
                <text:p text:style-name="P11"><text:span text:style-name="T4">I</text:span><text:span text:style-name="T4">t</text:span><text:span text:style-name="T4"> </text:span><text:span text:style-name="T4">s</text:span><text:span text:style-name="T4">e</text:span><text:span text:style-name="T4">n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a</text:span><text:span text:style-name="T4">s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.</text:span></text:p>
              </text:list-item>
              <text:list-item>
                <text:p text:style-name="P11"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text:span text:style-name="T4"> </text:span><text:span text:style-name="T4">f</text:span><text:span text:style-name="T4">i</text:span><text:span text:style-name="T4">n</text:span><text:span text:style-name="T4">d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c</text:span><text:span text:style-name="T4">o</text:span><text:span text:style-name="T4">-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o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s</text:span><text:span text:style-name="T4">p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d</text:span><text:span text:style-name="T4">e</text:span><text:span text:style-name="T4">s</text:span><text:span text:style-name="T4">t</text:span><text:span text:style-name="T4">i</text:span><text:span text:style-name="T4">n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2:53:03.929187775</meta:creation-date>
    <dc:date>2019-07-30T12:58:39.497213401</dc:date>
    <meta:editing-duration>PT59M25S</meta:editing-duration>
    <meta:editing-cycles>12</meta:editing-cycles>
    <meta:generator>LibreOffice/6.2.5.2$Linux_X86_64 LibreOffice_project/20$Build-2</meta:generator>
    <meta:document-statistic meta:object-count="66"/>
  </office:meta>
</office:document-meta>
</file>